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6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127.45pt"/>
    </style:style>
    <style:style style:name="co4" style:family="table-column">
      <style:table-column-properties fo:break-before="auto" style:column-width="156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start"/>
      <style:text-properties fo:color="#800000"/>
    </style:style>
    <style:style style:name="ce3" style:family="table-cell" style:parent-style-name="Default">
      <style:table-cell-properties fo:background-color="#ffff99"/>
      <style:text-properties fo:color="#800000"/>
    </style:style>
    <style:style style:name="ce4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null-year="1969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 from check to me</text:p>
          </table:table-cell>
          <table:table-cell office:value-type="float" office:value="219009.93" calcext:value-type="float">
            <text:p>219009.9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stNow termite/bee treatment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le Home contracting</text:p>
          </table:table-cell>
          <table:table-cell/>
          <table:table-cell office:value-type="float" office:value="8384.12" calcext:value-type="float">
            <text:p>8384.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cover Card</text:p>
          </table:table-cell>
          <table:table-cell/>
          <table:table-cell office:value-type="float" office:value="17248.59" calcext:value-type="float">
            <text:p>17248.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ubtotal</text:p>
          </table:table-cell>
          <table:table-cell table:style-name="ce3"/>
          <table:table-cell table:style-name="ce3" table:formula="of:=+SUM([.D2:.D4])" office:value-type="float" office:value="25817.71" calcext:value-type="float">
            <text:p>25817.71</text:p>
          </table:table-cell>
          <table:table-cell table:style-name="ce3"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ance subtotal</text:p>
          </table:table-cell>
          <table:table-cell table:formula="of:=+[.C1] - [.D6]" office:value-type="float" office:value="193192.22" calcext:value-type="float">
            <text:p>193192.2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ug Vance Down Pmt</text:p>
          </table:table-cell>
          <table:table-cell/>
          <table:table-cell office:value-type="float" office:value="8518.62" calcext:value-type="float">
            <text:p>8518.6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c inspection</text:p>
          </table:table-cell>
          <table:table-cell/>
          <table:table-cell office:value-type="float" office:value="100.7" calcext:value-type="float">
            <text:p>100.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ding</text:p>
          </table:table-cell>
          <table:table-cell/>
          <table:table-cell office:value-type="float" office:value="131.44" calcext:value-type="float">
            <text:p>131.44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for bills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rtgage payoff</text:p>
          </table:table-cell>
          <table:table-cell/>
          <table:table-cell office:value-type="float" office:value="28600" calcext:value-type="float">
            <text:p>2860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pane</text:p>
          </table:table-cell>
          <table:table-cell/>
          <table:table-cell office:value-type="float" office:value="222.56" calcext:value-type="float">
            <text:p>222.56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perty taxes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ubtotal</text:p>
          </table:table-cell>
          <table:table-cell table:style-name="ce3"/>
          <table:table-cell table:style-name="ce3" table:formula="of:=+SUM([.D10:.D16])" office:value-type="float" office:value="40073.32" calcext:value-type="float">
            <text:p>40073.32</text:p>
          </table:table-cell>
          <table:table-cell table:style-name="ce3"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so far</text:p>
          </table:table-cell>
          <table:table-cell/>
          <table:table-cell table:formula="of:=+[.D6]+[.D17]" office:value-type="float" office:value="65891.03" calcext:value-type="float">
            <text:p>65891.0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lance subtotal</text:p>
          </table:table-cell>
          <table:table-cell table:style-name="ce4" office:value-type="float" office:value="153118.9" calcext:value-type="float">
            <text:p>153118.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an amount</text:p>
          </table:table-cell>
          <table:table-cell/>
          <table:table-cell office:value-type="string" calcext:value-type="string">
            <text:p>121500 + whatever?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oan Payments</text:p>
          </table:table-cell>
          <table:table-cell/>
          <table:table-cell office:value-type="float" office:value="262.71" calcext:value-type="float">
            <text:p>262.71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93.02" calcext:value-type="float">
            <text:p>293.0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46.53" calcext:value-type="float">
            <text:p>346.5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13.62" calcext:value-type="float">
            <text:p>313.62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<text:s/>plus additional?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tal from loan: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 19 minus line 28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56.69pt" fo:margin-bottom="26.79pt" fo:margin-left="37.39pt" fo:margin-right="56.69pt" style:shadow="none" style:scale-to="12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Vance</meta:initial-creator>
    <meta:creation-date>2017-01-31T14:56:20.614000000</meta:creation-date>
    <dc:date>2017-01-31T15:24:08.645000000</dc:date>
    <dc:creator>Todd Vance</dc:creator>
    <meta:editing-duration>PT14M59S</meta:editing-duration>
    <meta:editing-cycles>4</meta:editing-cycles>
    <meta:generator>LibreOffice/5.2.3.3$Windows_x86 LibreOffice_project/d54a8868f08a7b39642414cf2c8ef2f228f780cf</meta:generator>
    <meta:printed-by>Todd Vance</meta:printed-by>
    <meta:print-date>2017-01-31T15:21:52.999000000</meta:print-date>
    <meta:document-statistic meta:table-count="1" meta:cell-count="73" meta:object-count="0"/>
  </office:meta>
</office:document-meta>
</file>